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9353" draw:textarea-horizontal-align="justify" draw:textarea-vertical-align="middle" draw:auto-grow-height="false" fo:min-height="1.02cm" fo:min-width="0.77cm"/>
    </style:style>
    <style:style style:name="gr2" style:family="graphic" style:parent-style-name="standard">
      <style:graphic-properties draw:fill="none" draw:textarea-vertical-align="middle" draw:auto-grow-height="false" fo:min-height="5.77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10" style:family="graphic" style:parent-style-name="standard">
      <style:graphic-properties draw:fill="solid" draw:fill-color="#fff685" draw:textarea-horizontal-align="justify" draw:textarea-vertical-align="middle" draw:auto-grow-height="false" fo:min-height="1.02cm" fo:min-width="0.7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2" style:family="graphic" style:parent-style-name="standard">
      <style:graphic-properties draw:fill="solid" draw:fill-color="#5e8ac7" draw:textarea-horizontal-align="justify" draw:textarea-vertical-align="middle" draw:auto-grow-height="false" fo:min-height="0.836cm" fo:min-width="0.586cm"/>
    </style:style>
    <style:style style:name="gr13" style:family="graphic" style:parent-style-name="standard">
      <style:graphic-properties draw:fill="solid" draw:fill-color="#009353" draw:textarea-horizontal-align="justify" draw:textarea-vertical-align="middle" draw:auto-grow-height="false" fo:min-height="0.836cm" fo:min-width="0.586cm"/>
    </style:style>
    <style:style style:name="gr14" style:family="graphic" style:parent-style-name="standard">
      <style:graphic-properties draw:fill="solid" draw:fill-color="#009353" draw:textarea-horizontal-align="justify" draw:textarea-vertical-align="middle" draw:auto-grow-height="false" fo:min-height="0.836cm" fo:min-width="0.587cm"/>
    </style:style>
    <style:style style:name="gr15" style:family="graphic" style:parent-style-name="standard">
      <style:graphic-properties draw:fill="none" draw:textarea-vertical-align="middle" draw:auto-grow-height="false" fo:min-height="4.9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8" style:family="graphic" style:parent-style-name="standard">
      <style:graphic-properties draw:fill="solid" draw:fill-color="#fff685" draw:textarea-horizontal-align="justify" draw:textarea-vertical-align="middle" draw:auto-grow-height="false" fo:min-height="0.836cm" fo:min-width="0.586cm"/>
    </style:style>
    <style:style style:name="gr19" style:family="graphic" style:parent-style-name="standard">
      <style:graphic-properties draw:fill="solid" draw:fill-color="#fff685" draw:textarea-horizontal-align="justify" draw:textarea-vertical-align="middle" draw:auto-grow-height="false" fo:min-height="0.836cm" fo:min-width="0.587cm"/>
    </style:style>
    <style:style style:name="gr20" style:family="graphic" style:parent-style-name="standard">
      <style:graphic-properties draw:fill="none" draw:textarea-vertical-align="middle" draw:auto-grow-height="false" fo:min-height="4.899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81cm"/>
    </style:style>
    <style:style style:name="gr22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23" style:family="graphic" style:parent-style-name="standard">
      <style:graphic-properties draw:fill="solid" draw:fill-color="#009353" draw:textarea-horizontal-align="justify" draw:textarea-vertical-align="middle" draw:auto-grow-height="false" fo:min-height="0.837cm" fo:min-width="0.586cm"/>
    </style:style>
    <style:style style:name="gr24" style:family="graphic" style:parent-style-name="standard">
      <style:graphic-properties draw:fill="solid" draw:fill-color="#009353" draw:textarea-horizontal-align="justify" draw:textarea-vertical-align="middle" draw:auto-grow-height="false" fo:min-height="0.837cm" fo:min-width="0.58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935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ed1c24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685"/>
      <style:paragraph-properties fo:text-align="center"/>
    </style:style>
    <style:style style:name="P8" style:family="paragraph">
      <loext:graphic-properties draw:fill="none" draw:fill-color="#ffffff"/>
      <style:text-properties fo:color="#ce181e"/>
    </style:style>
    <style:style style:name="P9" style:family="paragraph">
      <loext:graphic-properties draw:fill="none" draw:fill-color="#ffffff"/>
      <style:text-properties fo:color="#009353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text-properties fo:color="#ed1c24" fo:font-size="18pt"/>
    </style:style>
    <style:style style:name="P13" style:family="paragraph">
      <loext:graphic-properties draw:fill="none" draw:fill-color="#ffffff"/>
      <style:text-properties fo:color="#ce181e" fo:font-size="18pt"/>
    </style:style>
    <style:style style:name="P14" style:family="paragraph">
      <loext:graphic-properties draw:fill="solid" draw:fill-color="#009353"/>
      <style:paragraph-properties fo:text-align="center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fo:color="#009353" fo:font-size="18pt"/>
    </style:style>
    <style:style style:name="P17" style:family="paragraph">
      <loext:graphic-properties draw:fill="solid" draw:fill-color="#5e8ac7"/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text-properties fo:color="#0066b3" fo:font-size="18pt"/>
    </style:style>
    <style:style style:name="P19" style:family="paragraph">
      <loext:graphic-properties draw:fill="solid" draw:fill-color="#fff685"/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text-properties fo:color="#0066b3"/>
    </style:style>
    <style:style style:name="T1" style:family="text">
      <style:text-properties fo:color="#ed1c24"/>
    </style:style>
    <style:style style:name="T2" style:family="text">
      <style:text-properties fo:color="#ce181e"/>
    </style:style>
    <style:style style:name="T3" style:family="text">
      <style:text-properties fo:color="#009353"/>
    </style:style>
    <style:style style:name="T4" style:family="text">
      <style:text-properties fo:font-size="18pt"/>
    </style:style>
    <style:style style:name="T5" style:family="text">
      <style:text-properties fo:color="#ed1c24" fo:font-size="18pt"/>
    </style:style>
    <style:style style:name="T6" style:family="text">
      <style:text-properties fo:color="#ce181e" fo:font-size="18pt"/>
    </style:style>
    <style:style style:name="T7" style:family="text">
      <style:text-properties fo:color="#009353" fo:font-size="18pt"/>
    </style:style>
    <style:style style:name="T8" style:family="text">
      <style:text-properties fo:color="#0066b3" fo:font-size="18pt"/>
    </style:style>
    <style:style style:name="T9" style:family="text">
      <style:text-properties fo:color="#0066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27cm" svg:height="1.27cm" svg:x="1.224cm" svg:y="6.8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3.002cm" svg:y="6.8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4.702cm" svg:y="6.87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6.402cm" svg:y="6.87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8.102cm" svg:y="6.8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9.802cm" svg:y="6.87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1.502cm" svg:y="6.87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3.202cm" svg:y="6.8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6.35cm" draw:transform="rotate (-1.5707963267949) translate (7.574cm 2.84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4" draw:layer="layout" svg:width="3.302cm" svg:height="1.673cm" svg:x="3.002cm" svg:y="1.61cm">
          <draw:text-box>
            <text:p>Bloque 0</text:p>
          </draw:text-box>
        </draw:frame>
        <draw:frame draw:style-name="gr3" draw:text-style-name="P4" draw:layer="layout" svg:width="3.302cm" svg:height="1.673cm" svg:x="9.902cm" svg:y="1.611cm">
          <draw:text-box>
            <text:p>Bloque 1</text:p>
          </draw:text-box>
        </draw:frame>
        <draw:custom-shape draw:style-name="gr1" draw:text-style-name="P2" draw:layer="layout" svg:width="1.27cm" svg:height="1.27cm" svg:x="1.224cm" svg:y="10.07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3.002cm" svg:y="10.07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4.702cm" svg:y="10.07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6.402cm" svg:y="10.07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8.102cm" svg:y="10.07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9.802cm" svg:y="10.07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1.502cm" svg:y="10.07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3.202cm" svg:y="10.07cm">
          <text:p text:style-name="P1">3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72cm" svg:height="0.962cm" svg:x="15.64cm" svg:y="5.702cm">
          <draw:text-box>
            <text:p>Stride = 1</text:p>
          </draw:text-box>
        </draw:frame>
        <draw:custom-shape draw:style-name="gr2" draw:text-style-name="P3" draw:layer="layout" svg:width="0.762cm" svg:height="6.35cm" draw:transform="rotate (-1.5707963267949) translate (14.474cm 2.84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5" draw:text-style-name="P3" draw:layer="layout" svg:x1="1.986cm" svg:y1="8.14cm" svg:x2="1.986cm" svg:y2="10.07cm">
          <text:p/>
        </draw:line>
        <draw:line draw:style-name="gr5" draw:text-style-name="P3" draw:layer="layout" svg:x1="5.412cm" svg:y1="8.14cm" svg:x2="1.986cm" svg:y2="10.07cm">
          <text:p/>
        </draw:line>
        <draw:line draw:style-name="gr5" draw:text-style-name="P3" draw:layer="layout" svg:x1="5.412cm" svg:y1="8.14cm" svg:x2="5.412cm" svg:y2="10.07cm">
          <text:p/>
        </draw:line>
        <draw:line draw:style-name="gr5" draw:text-style-name="P3" draw:layer="layout" svg:x1="8.712cm" svg:y1="8.14cm" svg:x2="5.412cm" svg:y2="10.07cm">
          <text:p/>
        </draw:line>
        <draw:line draw:style-name="gr5" draw:text-style-name="P3" draw:layer="layout" svg:x1="8.712cm" svg:y1="8.14cm" svg:x2="8.712cm" svg:y2="10.07cm">
          <text:p/>
        </draw:line>
        <draw:line draw:style-name="gr5" draw:text-style-name="P3" draw:layer="layout" svg:x1="12.212cm" svg:y1="8.14cm" svg:x2="8.712cm" svg:y2="10.07cm">
          <text:p/>
        </draw:line>
        <draw:frame draw:style-name="gr6" draw:text-style-name="P4" draw:layer="layout" svg:width="10.668cm" svg:height="1.27cm" svg:x="0.762cm" svg:y="0.254cm">
          <draw:text-box>
            <text:p>N = 8, n_threads = 4: n_bloques = 2</text:p>
          </draw:text-box>
        </draw:frame>
        <draw:custom-shape draw:style-name="gr1" draw:text-style-name="P2" draw:layer="layout" svg:width="1.27cm" svg:height="1.27cm" svg:x="1.224cm" svg:y="13.27cm">
          <text:p text:style-name="P1">3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3.002cm" svg:y="13.27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4.702cm" svg:y="13.27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6.402cm" svg:y="13.27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8.102cm" svg:y="13.27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9.802cm" svg:y="13.27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1.502cm" svg:y="13.27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3.202cm" svg:y="13.27cm">
          <text:p text:style-name="P1">3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.987cm" svg:y1="11.34cm" svg:x2="1.987cm" svg:y2="13.27cm">
          <text:p/>
        </draw:line>
        <draw:line draw:style-name="gr5" draw:text-style-name="P3" draw:layer="layout" svg:x1="8.713cm" svg:y1="11.34cm" svg:x2="1.987cm" svg:y2="13.27cm">
          <text:p/>
        </draw:line>
        <draw:frame draw:style-name="gr4" draw:text-style-name="P4" draw:layer="layout" svg:width="4.572cm" svg:height="0.962cm" svg:x="15.54cm" svg:y="12.102cm">
          <draw:text-box>
            <text:p>Stride = 4</text:p>
          </draw:text-box>
        </draw:frame>
        <draw:custom-shape draw:style-name="gr1" draw:text-style-name="P2" draw:layer="layout" svg:width="1.27cm" svg:height="1.27cm" svg:x="1.224cm" svg:y="4.0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3.002cm" svg:y="4.0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4.702cm" svg:y="4.0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6.402cm" svg:y="4.0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8.102cm" svg:y="4.07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9.802cm" svg:y="4.0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1.502cm" svg:y="4.0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3.202cm" svg:y="4.07cm">
          <text:p text:style-name="P1">3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.986cm" svg:y1="5.34cm" svg:x2="1.986cm" svg:y2="6.87cm">
          <text:p/>
        </draw:line>
        <draw:line draw:style-name="gr5" draw:text-style-name="P3" draw:layer="layout" svg:x1="3.686cm" svg:y1="5.34cm" svg:x2="3.686cm" svg:y2="6.87cm">
          <text:p/>
        </draw:line>
        <draw:line draw:style-name="gr5" draw:text-style-name="P3" draw:layer="layout" svg:x1="5.386cm" svg:y1="5.34cm" svg:x2="5.386cm" svg:y2="6.87cm">
          <text:p/>
        </draw:line>
        <draw:line draw:style-name="gr5" draw:text-style-name="P3" draw:layer="layout" svg:x1="7.086cm" svg:y1="5.34cm" svg:x2="7.086cm" svg:y2="6.87cm">
          <text:p/>
        </draw:line>
        <draw:line draw:style-name="gr5" draw:text-style-name="P3" draw:layer="layout" svg:x1="8.786cm" svg:y1="5.34cm" svg:x2="8.786cm" svg:y2="6.87cm">
          <text:p/>
        </draw:line>
        <draw:line draw:style-name="gr5" draw:text-style-name="P3" draw:layer="layout" svg:x1="10.486cm" svg:y1="5.34cm" svg:x2="10.486cm" svg:y2="6.87cm">
          <text:p/>
        </draw:line>
        <draw:line draw:style-name="gr5" draw:text-style-name="P3" draw:layer="layout" svg:x1="12.186cm" svg:y1="5.34cm" svg:x2="12.186cm" svg:y2="6.87cm">
          <text:p/>
        </draw:line>
        <draw:frame draw:style-name="gr4" draw:text-style-name="P4" draw:layer="layout" svg:width="5.08cm" svg:height="0.962cm" svg:x="15.494cm" svg:y="4.064cm">
          <draw:text-box>
            <text:p>Suma = 37</text:p>
          </draw:text-box>
        </draw:frame>
        <draw:frame draw:style-name="gr7" draw:text-style-name="P5" draw:layer="layout" svg:width="1.778cm" svg:height="1.398cm" svg:x="1.17cm" svg:y="5.472cm">
          <draw:text-box>
            <text:p><text:span text:style-name="T1">0</text:span></text:p>
          </draw:text-box>
        </draw:frame>
        <draw:frame draw:style-name="gr7" draw:text-style-name="P5" draw:layer="layout" svg:width="1.778cm" svg:height="1.398cm" svg:x="2.97cm" svg:y="5.472cm">
          <draw:text-box>
            <text:p><text:span text:style-name="T1">1</text:span></text:p>
          </draw:text-box>
        </draw:frame>
        <draw:frame draw:style-name="gr7" draw:text-style-name="P5" draw:layer="layout" svg:width="1.778cm" svg:height="1.398cm" svg:x="4.67cm" svg:y="5.472cm">
          <draw:text-box>
            <text:p><text:span text:style-name="T1">2</text:span></text:p>
          </draw:text-box>
        </draw:frame>
        <draw:frame draw:style-name="gr7" draw:text-style-name="P5" draw:layer="layout" svg:width="1.778cm" svg:height="1.398cm" svg:x="6.37cm" svg:y="5.472cm">
          <draw:text-box>
            <text:p><text:span text:style-name="T1">3</text:span></text:p>
          </draw:text-box>
        </draw:frame>
        <draw:frame draw:style-name="gr7" draw:text-style-name="P5" draw:layer="layout" svg:width="1.778cm" svg:height="1.398cm" svg:x="8.07cm" svg:y="5.472cm">
          <draw:text-box>
            <text:p><text:span text:style-name="T1">4</text:span></text:p>
          </draw:text-box>
        </draw:frame>
        <draw:frame draw:style-name="gr7" draw:text-style-name="P5" draw:layer="layout" svg:width="1.778cm" svg:height="1.398cm" svg:x="9.77cm" svg:y="5.472cm">
          <draw:text-box>
            <text:p><text:span text:style-name="T1">5</text:span></text:p>
          </draw:text-box>
        </draw:frame>
        <draw:frame draw:style-name="gr7" draw:text-style-name="P5" draw:layer="layout" svg:width="1.778cm" svg:height="1.398cm" svg:x="11.47cm" svg:y="5.472cm">
          <draw:text-box>
            <text:p><text:span text:style-name="T1">6</text:span></text:p>
          </draw:text-box>
        </draw:frame>
        <draw:frame draw:style-name="gr7" draw:text-style-name="P5" draw:layer="layout" svg:width="1.778cm" svg:height="1.398cm" svg:x="13.17cm" svg:y="5.472cm">
          <draw:text-box>
            <text:p><text:span text:style-name="T1">7</text:span></text:p>
          </draw:text-box>
        </draw:frame>
        <draw:line draw:style-name="gr5" draw:text-style-name="P3" draw:layer="layout" svg:x1="3.686cm" svg:y1="5.34cm" svg:x2="1.987cm" svg:y2="6.87cm">
          <text:p/>
        </draw:line>
        <draw:line draw:style-name="gr5" draw:text-style-name="P3" draw:layer="layout" svg:x1="5.387cm" svg:y1="5.34cm" svg:x2="3.688cm" svg:y2="6.87cm">
          <text:p/>
        </draw:line>
        <draw:line draw:style-name="gr5" draw:text-style-name="P3" draw:layer="layout" svg:x1="7.087cm" svg:y1="5.34cm" svg:x2="5.388cm" svg:y2="6.87cm">
          <text:p/>
        </draw:line>
        <draw:line draw:style-name="gr5" draw:text-style-name="P3" draw:layer="layout" svg:x1="8.788cm" svg:y1="5.34cm" svg:x2="7.089cm" svg:y2="6.87cm">
          <text:p/>
        </draw:line>
        <draw:line draw:style-name="gr5" draw:text-style-name="P3" draw:layer="layout" svg:x1="10.489cm" svg:y1="5.34cm" svg:x2="8.79cm" svg:y2="6.87cm">
          <text:p/>
        </draw:line>
        <draw:line draw:style-name="gr5" draw:text-style-name="P3" draw:layer="layout" svg:x1="12.19cm" svg:y1="5.34cm" svg:x2="10.491cm" svg:y2="6.87cm">
          <text:p/>
        </draw:line>
        <draw:line draw:style-name="gr5" draw:text-style-name="P3" draw:layer="layout" svg:x1="13.891cm" svg:y1="5.34cm" svg:x2="12.192cm" svg:y2="6.87cm">
          <text:p/>
        </draw:line>
        <draw:frame draw:style-name="gr4" draw:text-style-name="P4" draw:layer="layout" svg:width="4.572cm" svg:height="0.962cm" svg:x="15.64cm" svg:y="8.602cm">
          <draw:text-box>
            <text:p>Stride = 2</text:p>
          </draw:text-box>
        </draw:frame>
        <draw:line draw:style-name="gr5" draw:text-style-name="P3" draw:layer="layout" svg:x1="3.686cm" svg:y1="8.14cm" svg:x2="3.686cm" svg:y2="10.07cm">
          <text:p/>
        </draw:line>
        <draw:line draw:style-name="gr5" draw:text-style-name="P3" draw:layer="layout" svg:x1="7.19cm" svg:y1="8.14cm" svg:x2="3.687cm" svg:y2="10.07cm">
          <text:p/>
        </draw:line>
        <draw:line draw:style-name="gr5" draw:text-style-name="P3" draw:layer="layout" svg:x1="7.112cm" svg:y1="8.14cm" svg:x2="7.112cm" svg:y2="10.07cm">
          <text:p/>
        </draw:line>
        <draw:line draw:style-name="gr5" draw:text-style-name="P3" draw:layer="layout" svg:x1="10.413cm" svg:y1="8.14cm" svg:x2="7.113cm" svg:y2="10.07cm">
          <text:p/>
        </draw:line>
        <draw:line draw:style-name="gr5" draw:text-style-name="P3" draw:layer="layout" svg:x1="10.412cm" svg:y1="8.14cm" svg:x2="10.412cm" svg:y2="10.07cm">
          <text:p/>
        </draw:line>
        <draw:line draw:style-name="gr5" draw:text-style-name="P3" draw:layer="layout" svg:x1="13.913cm" svg:y1="8.14cm" svg:x2="10.413cm" svg:y2="10.07cm">
          <text:p/>
        </draw:lin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9" draw:text-style-name="P1" draw:layer="layout" svg:width="1.27cm" svg:height="1.27cm" svg:x="1.224cm" svg:y="4.07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1.27cm" svg:x="3.002cm" svg:y="4.0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1.27cm" svg:x="4.702cm" svg:y="4.07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1.27cm" svg:x="6.402cm" svg:y="4.0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27cm" svg:height="1.27cm" svg:x="8.102cm" svg:y="4.07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27cm" svg:height="1.27cm" svg:x="9.802cm" svg:y="4.0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27cm" svg:height="1.27cm" svg:x="11.502cm" svg:y="4.07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27cm" svg:height="1.27cm" svg:x="13.202cm" svg:y="4.0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6.35cm" draw:transform="rotate (-1.5707963267949) translate (7.574cm 2.94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4" draw:layer="layout" svg:width="3.302cm" svg:height="1.673cm" svg:x="3.002cm" svg:y="1.71cm">
          <draw:text-box>
            <text:p>Bloque 0</text:p>
          </draw:text-box>
        </draw:frame>
        <draw:frame draw:style-name="gr3" draw:text-style-name="P4" draw:layer="layout" svg:width="3.302cm" svg:height="1.673cm" svg:x="9.902cm" svg:y="1.711cm">
          <draw:text-box>
            <text:p>Bloque 1</text:p>
          </draw:text-box>
        </draw:frame>
        <draw:custom-shape draw:style-name="gr1" draw:text-style-name="P2" draw:layer="layout" svg:width="1.27cm" svg:height="1.27cm" svg:x="1.224cm" svg:y="7.27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3.002cm" svg:y="7.27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4.702cm" svg:y="7.2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6.402cm" svg:y="7.2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8.102cm" svg:y="7.27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9.802cm" svg:y="7.2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1.502cm" svg:y="7.2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3.202cm" svg:y="7.2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6.35cm" draw:transform="rotate (-1.5707963267949) translate (14.474cm 2.94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5" draw:text-style-name="P3" draw:layer="layout" svg:x1="1.986cm" svg:y1="5.34cm" svg:x2="1.986cm" svg:y2="7.27cm">
          <text:p/>
        </draw:line>
        <draw:line draw:style-name="gr5" draw:text-style-name="P3" draw:layer="layout" svg:x1="8.712cm" svg:y1="5.34cm" svg:x2="3.556cm" svg:y2="7.27cm">
          <text:p/>
        </draw:line>
        <draw:frame draw:style-name="gr7" draw:text-style-name="P5" draw:layer="layout" svg:width="1.778cm" svg:height="1.398cm" svg:x="0.97cm" svg:y="5.872cm">
          <draw:text-box>
            <text:p><text:span text:style-name="T1">0</text:span></text:p>
          </draw:text-box>
        </draw:frame>
        <draw:frame draw:style-name="gr7" draw:text-style-name="P5" draw:layer="layout" svg:width="1.778cm" svg:height="1.398cm" svg:x="7.97cm" svg:y="5.872cm">
          <draw:text-box>
            <text:p><text:span text:style-name="T1">0</text:span></text:p>
          </draw:text-box>
        </draw:frame>
        <draw:frame draw:style-name="gr11" draw:text-style-name="P8" draw:layer="layout" svg:width="7.366cm" svg:height="1.778cm" svg:x="15.348cm" svg:y="5.364cm">
          <draw:text-box>
            <text:p><text:span text:style-name="T2">threadIdx.x == 0</text:span></text:p>
          </draw:text-box>
        </draw:frame>
        <draw:frame draw:style-name="gr6" draw:text-style-name="P4" draw:layer="layout" svg:width="10.668cm" svg:height="1.27cm" svg:x="0.762cm" svg:y="0.254cm">
          <draw:text-box>
            <text:p>N = 8, n_threads = 4: n_bloques = 2</text:p>
          </draw:text-box>
        </draw:frame>
        <draw:frame draw:style-name="gr11" draw:text-style-name="P9" draw:layer="layout" svg:width="7.366cm" svg:height="1.778cm" svg:x="15.34cm" svg:y="7.366cm">
          <draw:text-box>
            <text:p><text:span text:style-name="T3">data[blockIdx.x]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9" draw:text-style-name="P10" draw:layer="layout" svg:width="1.27cm" svg:height="1.27cm" svg:x="1.224cm" svg:y="6.87cm">
          <text:p text:style-name="P1"><text:span text:style-name="T4">16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7cm" svg:height="1.27cm" svg:x="3.002cm" svg:y="6.87cm">
          <text:p text:style-name="P1"><text:span text:style-name="T4">2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7cm" svg:height="1.27cm" svg:x="4.702cm" svg:y="6.8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7cm" svg:height="1.27cm" svg:x="6.402cm" svg:y="6.8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6.35cm" draw:transform="rotate (-1.5707963267949) translate (7.574cm 2.84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11" draw:layer="layout" svg:width="3.302cm" svg:height="1.673cm" svg:x="3.002cm" svg:y="1.61cm">
          <draw:text-box>
            <text:p><text:span text:style-name="T4">Bloque 0</text:span></text:p>
          </draw:text-box>
        </draw:frame>
        <draw:custom-shape draw:style-name="gr9" draw:text-style-name="P10" draw:layer="layout" svg:width="1.27cm" svg:height="1.27cm" svg:x="1.224cm" svg:y="10.07cm">
          <text:p text:style-name="P1"><text:span text:style-name="T4">37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7cm" svg:height="1.27cm" svg:x="3.002cm" svg:y="10.07cm">
          <text:p text:style-name="P1"><text:span text:style-name="T4">2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7cm" svg:height="1.27cm" svg:x="4.702cm" svg:y="10.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7cm" svg:height="1.27cm" svg:x="6.402cm" svg:y="10.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4.572cm" svg:height="0.962cm" svg:x="8.64cm" svg:y="8.402cm">
          <draw:text-box>
            <text:p><text:span text:style-name="T4">Stride = 1</text:span></text:p>
          </draw:text-box>
        </draw:frame>
        <draw:line draw:style-name="gr5" draw:text-style-name="P3" draw:layer="layout" svg:x1="1.986cm" svg:y1="8.14cm" svg:x2="1.986cm" svg:y2="10.07cm">
          <text:p/>
        </draw:line>
        <draw:line draw:style-name="gr5" draw:text-style-name="P3" draw:layer="layout" svg:x1="3.764cm" svg:y1="8.14cm" svg:x2="1.986cm" svg:y2="10.07cm">
          <text:p/>
        </draw:line>
        <draw:line draw:style-name="gr5" draw:text-style-name="P3" draw:layer="layout" svg:x1="5.412cm" svg:y1="8.14cm" svg:x2="5.412cm" svg:y2="10.07cm">
          <text:p/>
        </draw:line>
        <draw:line draw:style-name="gr5" draw:text-style-name="P3" draw:layer="layout" svg:x1="7.19cm" svg:y1="8.14cm" svg:x2="5.412cm" svg:y2="10.07cm">
          <text:p/>
        </draw:line>
        <draw:frame draw:style-name="gr7" draw:text-style-name="P12" draw:layer="layout" svg:width="1.778cm" svg:height="1.398cm" svg:x="0.97cm" svg:y="8.672cm">
          <draw:text-box>
            <text:p><text:span text:style-name="T5">0</text:span></text:p>
          </draw:text-box>
        </draw:frame>
        <draw:frame draw:style-name="gr7" draw:text-style-name="P12" draw:layer="layout" svg:width="1.778cm" svg:height="1.398cm" svg:x="4.57cm" svg:y="8.672cm">
          <draw:text-box>
            <text:p><text:span text:style-name="T5">2</text:span></text:p>
          </draw:text-box>
        </draw:frame>
        <draw:frame draw:style-name="gr11" draw:text-style-name="P13" draw:layer="layout" svg:width="7.366cm" svg:height="1.778cm" svg:x="8.748cm" svg:y="9.364cm">
          <draw:text-box>
            <text:p><text:span text:style-name="T6">idx_x % (stride * 2) == 0</text:span></text:p>
          </draw:text-box>
        </draw:frame>
        <draw:frame draw:style-name="gr6" draw:text-style-name="P11" draw:layer="layout" svg:width="10.668cm" svg:height="1.27cm" svg:x="0.762cm" svg:y="0.254cm">
          <draw:text-box>
            <text:p><text:span text:style-name="T4">N = 2, n_threads = 4: n_bloques = 1</text:span></text:p>
          </draw:text-box>
        </draw:frame>
        <draw:custom-shape draw:style-name="gr9" draw:text-style-name="P10" draw:layer="layout" svg:width="1.27cm" svg:height="1.27cm" svg:x="1.224cm" svg:y="13.27cm">
          <text:p text:style-name="P1"><text:span text:style-name="T4">37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7cm" svg:height="1.27cm" svg:x="3.002cm" svg:y="13.27cm">
          <text:p text:style-name="P1"><text:span text:style-name="T4">2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7cm" svg:height="1.27cm" svg:x="4.702cm" svg:y="13.2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7cm" svg:height="1.27cm" svg:x="6.402cm" svg:y="13.2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.987cm" svg:y1="11.34cm" svg:x2="1.987cm" svg:y2="13.27cm">
          <text:p/>
        </draw:line>
        <draw:line draw:style-name="gr5" draw:text-style-name="P3" draw:layer="layout" svg:x1="5.413cm" svg:y1="11.34cm" svg:x2="1.987cm" svg:y2="13.27cm">
          <text:p/>
        </draw:line>
        <draw:frame draw:style-name="gr7" draw:text-style-name="P12" draw:layer="layout" svg:width="1.778cm" svg:height="1.398cm" svg:x="0.971cm" svg:y="11.872cm">
          <draw:text-box>
            <text:p><text:span text:style-name="T5">0</text:span></text:p>
          </draw:text-box>
        </draw:frame>
        <draw:frame draw:style-name="gr4" draw:text-style-name="P11" draw:layer="layout" svg:width="4.572cm" svg:height="0.962cm" svg:x="8.64cm" svg:y="12.102cm">
          <draw:text-box>
            <text:p><text:span text:style-name="T4">Stride = 2</text:span></text:p>
          </draw:text-box>
        </draw:frame>
        <draw:frame draw:style-name="gr11" draw:text-style-name="P13" draw:layer="layout" svg:width="7.366cm" svg:height="1.778cm" svg:x="8.748cm" svg:y="13.064cm">
          <draw:text-box>
            <text:p><text:span text:style-name="T6">idx_x % (stride * 2) == 0</text:span></text:p>
          </draw:text-box>
        </draw:frame>
        <draw:custom-shape draw:style-name="gr1" draw:text-style-name="P14" draw:layer="layout" svg:width="1.27cm" svg:height="1.27cm" svg:x="1.224cm" svg:y="4.07cm">
          <text:p text:style-name="P1"><text:span text:style-name="T4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3.002cm" svg:y="4.07cm">
          <text:p text:style-name="P1"><text:span text:style-name="T4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4.702cm" svg:y="4.07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6.402cm" svg:y="4.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8.102cm" svg:y="4.07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9.802cm" svg:y="4.07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11.502cm" svg:y="4.07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13.202cm" svg:y="4.07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.986cm" svg:y1="5.34cm" svg:x2="1.986cm" svg:y2="6.87cm">
          <text:p/>
        </draw:line>
        <draw:line draw:style-name="gr5" draw:text-style-name="P3" draw:layer="layout" svg:x1="3.686cm" svg:y1="5.34cm" svg:x2="3.686cm" svg:y2="6.87cm">
          <text:p/>
        </draw:lin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9" draw:text-style-name="P10" draw:layer="layout" svg:width="1.27cm" svg:height="1.27cm" svg:x="1.224cm" svg:y="4.07cm">
          <text:p text:style-name="P1"><text:span text:style-name="T4">37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7cm" svg:height="1.27cm" svg:x="3.002cm" svg:y="4.07cm">
          <text:p text:style-name="P1"><text:span text:style-name="T4">2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7cm" svg:height="1.27cm" svg:x="4.702cm" svg:y="4.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7cm" svg:height="1.27cm" svg:x="6.402cm" svg:y="4.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6.35cm" draw:transform="rotate (-1.5707963267949) translate (7.574cm 2.94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11" draw:layer="layout" svg:width="3.302cm" svg:height="1.673cm" svg:x="3.002cm" svg:y="1.71cm">
          <draw:text-box>
            <text:p><text:span text:style-name="T4">Bloque 0</text:span></text:p>
          </draw:text-box>
        </draw:frame>
        <draw:custom-shape draw:style-name="gr1" draw:text-style-name="P14" draw:layer="layout" svg:width="1.27cm" svg:height="1.27cm" svg:x="1.224cm" svg:y="7.27cm">
          <text:p text:style-name="P1"><text:span text:style-name="T4">37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3.002cm" svg:y="7.27cm">
          <text:p text:style-name="P1"><text:span text:style-name="T4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4.702cm" svg:y="7.2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6.402cm" svg:y="7.2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.986cm" svg:y1="5.34cm" svg:x2="1.986cm" svg:y2="7.27cm">
          <text:p/>
        </draw:line>
        <draw:frame draw:style-name="gr7" draw:text-style-name="P12" draw:layer="layout" svg:width="1.778cm" svg:height="1.398cm" svg:x="0.97cm" svg:y="5.872cm">
          <draw:text-box>
            <text:p><text:span text:style-name="T5">0</text:span></text:p>
          </draw:text-box>
        </draw:frame>
        <draw:frame draw:style-name="gr11" draw:text-style-name="P13" draw:layer="layout" svg:width="7.366cm" svg:height="1.778cm" svg:x="8.148cm" svg:y="5.364cm">
          <draw:text-box>
            <text:p><text:span text:style-name="T6">threadIdx.x == 0</text:span></text:p>
          </draw:text-box>
        </draw:frame>
        <draw:frame draw:style-name="gr6" draw:text-style-name="P11" draw:layer="layout" svg:width="10.668cm" svg:height="1.27cm" svg:x="0.762cm" svg:y="0.254cm">
          <draw:text-box>
            <text:p><text:span text:style-name="T4">N = 2, n_threads = 4: n_bloques = 1</text:span></text:p>
          </draw:text-box>
        </draw:frame>
        <draw:frame draw:style-name="gr11" draw:text-style-name="P16" draw:layer="layout" svg:width="7.366cm" svg:height="1.778cm" svg:x="8.14cm" svg:y="7.366cm">
          <draw:text-box>
            <text:p><text:span text:style-name="T7">data[blockIdx.x]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4" draw:layer="layout" svg:width="1.27cm" svg:height="1.27cm" svg:x="1.224cm" svg:y="6.8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3.002cm" svg:y="6.87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4.702cm" svg:y="6.87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6.402cm" svg:y="6.8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8.102cm" svg:y="6.87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9.802cm" svg:y="6.87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11.502cm" svg:y="6.87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13.202cm" svg:y="6.87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6.35cm" draw:transform="rotate (-1.5707963267949) translate (7.574cm 2.84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11" draw:layer="layout" svg:width="3.302cm" svg:height="1.673cm" svg:x="3.002cm" svg:y="1.61cm">
          <draw:text-box>
            <text:p><text:span text:style-name="T4">Bloque 0</text:span></text:p>
          </draw:text-box>
        </draw:frame>
        <draw:frame draw:style-name="gr3" draw:text-style-name="P11" draw:layer="layout" svg:width="3.302cm" svg:height="1.673cm" svg:x="9.902cm" svg:y="1.611cm">
          <draw:text-box>
            <text:p><text:span text:style-name="T4">Bloque 1</text:span></text:p>
          </draw:text-box>
        </draw:frame>
        <draw:custom-shape draw:style-name="gr1" draw:text-style-name="P14" draw:layer="layout" svg:width="1.27cm" svg:height="1.27cm" svg:x="1.224cm" svg:y="10.07cm">
          <text:p text:style-name="P1"><text:span text:style-name="T4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3.002cm" svg:y="10.07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4.702cm" svg:y="10.07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6.402cm" svg:y="10.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8.102cm" svg:y="10.07cm">
          <text:p text:style-name="P1"><text:span text:style-name="T4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9.802cm" svg:y="10.07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11.502cm" svg:y="10.07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13.202cm" svg:y="10.07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4.572cm" svg:height="0.962cm" svg:x="15.64cm" svg:y="5.702cm">
          <draw:text-box>
            <text:p><text:span text:style-name="T4">Stride = 1</text:span></text:p>
          </draw:text-box>
        </draw:frame>
        <draw:custom-shape draw:style-name="gr2" draw:text-style-name="P3" draw:layer="layout" svg:width="0.762cm" svg:height="6.35cm" draw:transform="rotate (-1.5707963267949) translate (14.474cm 2.84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5" draw:text-style-name="P3" draw:layer="layout" svg:x1="1.986cm" svg:y1="8.14cm" svg:x2="1.986cm" svg:y2="10.07cm">
          <text:p/>
        </draw:line>
        <draw:line draw:style-name="gr5" draw:text-style-name="P3" draw:layer="layout" svg:x1="5.412cm" svg:y1="8.14cm" svg:x2="1.986cm" svg:y2="10.07cm">
          <text:p/>
        </draw:line>
        <draw:line draw:style-name="gr5" draw:text-style-name="P3" draw:layer="layout" svg:x1="8.712cm" svg:y1="8.14cm" svg:x2="8.712cm" svg:y2="10.07cm">
          <text:p/>
        </draw:line>
        <draw:line draw:style-name="gr5" draw:text-style-name="P3" draw:layer="layout" svg:x1="12.212cm" svg:y1="8.14cm" svg:x2="8.712cm" svg:y2="10.07cm">
          <text:p/>
        </draw:line>
        <draw:frame draw:style-name="gr6" draw:text-style-name="P11" draw:layer="layout" svg:width="10.668cm" svg:height="1.27cm" svg:x="0.762cm" svg:y="0.254cm">
          <draw:text-box>
            <text:p><text:span text:style-name="T4">N = 8, n_threads = 4: n_bloques = 2</text:span></text:p>
          </draw:text-box>
        </draw:frame>
        <draw:custom-shape draw:style-name="gr1" draw:text-style-name="P14" draw:layer="layout" svg:width="1.27cm" svg:height="1.27cm" svg:x="1.224cm" svg:y="13.27cm">
          <text:p text:style-name="P1"><text:span text:style-name="T4">37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3.002cm" svg:y="13.27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4.702cm" svg:y="13.27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6.402cm" svg:y="13.2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8.102cm" svg:y="13.27cm">
          <text:p text:style-name="P1"><text:span text:style-name="T4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9.802cm" svg:y="13.27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11.502cm" svg:y="13.27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13.202cm" svg:y="13.27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.987cm" svg:y1="11.34cm" svg:x2="1.987cm" svg:y2="13.27cm">
          <text:p/>
        </draw:line>
        <draw:line draw:style-name="gr5" draw:text-style-name="P3" draw:layer="layout" svg:x1="8.713cm" svg:y1="11.34cm" svg:x2="1.987cm" svg:y2="13.27cm">
          <text:p/>
        </draw:line>
        <draw:frame draw:style-name="gr4" draw:text-style-name="P11" draw:layer="layout" svg:width="4.572cm" svg:height="0.962cm" svg:x="15.54cm" svg:y="12.102cm">
          <draw:text-box>
            <text:p><text:span text:style-name="T4">Stride = 4</text:span></text:p>
          </draw:text-box>
        </draw:frame>
        <draw:custom-shape draw:style-name="gr1" draw:text-style-name="P14" draw:layer="layout" svg:width="1.27cm" svg:height="1.27cm" svg:x="1.224cm" svg:y="4.07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3.002cm" svg:y="4.07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4.702cm" svg:y="4.07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6.402cm" svg:y="4.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8.102cm" svg:y="4.07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9.802cm" svg:y="4.07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11.502cm" svg:y="4.07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13.202cm" svg:y="4.07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.986cm" svg:y1="5.34cm" svg:x2="1.986cm" svg:y2="6.87cm">
          <text:p/>
        </draw:line>
        <draw:line draw:style-name="gr5" draw:text-style-name="P3" draw:layer="layout" svg:x1="5.386cm" svg:y1="5.34cm" svg:x2="5.386cm" svg:y2="6.87cm">
          <text:p/>
        </draw:line>
        <draw:line draw:style-name="gr5" draw:text-style-name="P3" draw:layer="layout" svg:x1="8.786cm" svg:y1="5.34cm" svg:x2="8.786cm" svg:y2="6.87cm">
          <text:p/>
        </draw:line>
        <draw:line draw:style-name="gr5" draw:text-style-name="P3" draw:layer="layout" svg:x1="12.186cm" svg:y1="5.34cm" svg:x2="12.186cm" svg:y2="6.87cm">
          <text:p/>
        </draw:line>
        <draw:frame draw:style-name="gr4" draw:text-style-name="P11" draw:layer="layout" svg:width="5.08cm" svg:height="0.962cm" svg:x="15.494cm" svg:y="4.064cm">
          <draw:text-box>
            <text:p><text:span text:style-name="T4">Suma = 37</text:span></text:p>
          </draw:text-box>
        </draw:frame>
        <draw:frame draw:style-name="gr7" draw:text-style-name="P12" draw:layer="layout" svg:width="1.778cm" svg:height="1.398cm" svg:x="1.17cm" svg:y="5.472cm">
          <draw:text-box>
            <text:p><text:span text:style-name="T5">0</text:span></text:p>
          </draw:text-box>
        </draw:frame>
        <draw:frame draw:style-name="gr7" draw:text-style-name="P12" draw:layer="layout" svg:width="1.778cm" svg:height="1.398cm" svg:x="4.67cm" svg:y="5.472cm">
          <draw:text-box>
            <text:p><text:span text:style-name="T5">2</text:span></text:p>
          </draw:text-box>
        </draw:frame>
        <draw:frame draw:style-name="gr7" draw:text-style-name="P12" draw:layer="layout" svg:width="1.778cm" svg:height="1.398cm" svg:x="8.07cm" svg:y="5.472cm">
          <draw:text-box>
            <text:p><text:span text:style-name="T5">4</text:span></text:p>
          </draw:text-box>
        </draw:frame>
        <draw:frame draw:style-name="gr7" draw:text-style-name="P12" draw:layer="layout" svg:width="1.778cm" svg:height="1.398cm" svg:x="11.47cm" svg:y="5.472cm">
          <draw:text-box>
            <text:p><text:span text:style-name="T5">6</text:span></text:p>
          </draw:text-box>
        </draw:frame>
        <draw:line draw:style-name="gr5" draw:text-style-name="P3" draw:layer="layout" svg:x1="3.686cm" svg:y1="5.34cm" svg:x2="1.987cm" svg:y2="6.87cm">
          <text:p/>
        </draw:line>
        <draw:line draw:style-name="gr5" draw:text-style-name="P3" draw:layer="layout" svg:x1="7.087cm" svg:y1="5.34cm" svg:x2="5.388cm" svg:y2="6.87cm">
          <text:p/>
        </draw:line>
        <draw:line draw:style-name="gr5" draw:text-style-name="P3" draw:layer="layout" svg:x1="10.489cm" svg:y1="5.34cm" svg:x2="8.79cm" svg:y2="6.87cm">
          <text:p/>
        </draw:line>
        <draw:line draw:style-name="gr5" draw:text-style-name="P3" draw:layer="layout" svg:x1="13.891cm" svg:y1="5.34cm" svg:x2="12.192cm" svg:y2="6.87cm">
          <text:p/>
        </draw:line>
        <draw:frame draw:style-name="gr4" draw:text-style-name="P11" draw:layer="layout" svg:width="4.572cm" svg:height="0.962cm" svg:x="15.64cm" svg:y="8.602cm">
          <draw:text-box>
            <text:p><text:span text:style-name="T4">Stride = 2</text:span></text:p>
          </draw:text-box>
        </draw:frame>
        <draw:frame draw:style-name="gr7" draw:text-style-name="P12" draw:layer="layout" svg:width="1.778cm" svg:height="1.398cm" svg:x="1.17cm" svg:y="8.472cm">
          <draw:text-box>
            <text:p><text:span text:style-name="T5">0</text:span></text:p>
          </draw:text-box>
        </draw:frame>
        <draw:frame draw:style-name="gr7" draw:text-style-name="P12" draw:layer="layout" svg:width="1.778cm" svg:height="1.398cm" svg:x="7.97cm" svg:y="8.472cm">
          <draw:text-box>
            <text:p><text:span text:style-name="T5">4</text:span></text:p>
          </draw:text-box>
        </draw:frame>
        <draw:frame draw:style-name="gr7" draw:text-style-name="P12" draw:layer="layout" svg:width="1.778cm" svg:height="1.398cm" svg:x="1.17cm" svg:y="11.572cm">
          <draw:text-box>
            <text:p><text:span text:style-name="T5">0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4" draw:layer="layout" svg:width="1.27cm" svg:height="1.27cm" svg:x="1.224cm" svg:y="6.8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3.002cm" svg:y="6.87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4.702cm" svg:y="6.87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6.402cm" svg:y="6.8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8.102cm" svg:y="6.87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9.802cm" svg:y="6.87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11.502cm" svg:y="6.87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13.202cm" svg:y="6.87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6.35cm" draw:transform="rotate (-1.5707963267949) translate (7.574cm 2.84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11" draw:layer="layout" svg:width="3.302cm" svg:height="1.673cm" svg:x="3.002cm" svg:y="1.61cm">
          <draw:text-box>
            <text:p><text:span text:style-name="T4">Bloque 0</text:span></text:p>
          </draw:text-box>
        </draw:frame>
        <draw:frame draw:style-name="gr3" draw:text-style-name="P11" draw:layer="layout" svg:width="3.302cm" svg:height="1.673cm" svg:x="9.902cm" svg:y="1.611cm">
          <draw:text-box>
            <text:p><text:span text:style-name="T4">Bloque 1</text:span></text:p>
          </draw:text-box>
        </draw:frame>
        <draw:custom-shape draw:style-name="gr1" draw:text-style-name="P14" draw:layer="layout" svg:width="1.27cm" svg:height="1.27cm" svg:x="1.224cm" svg:y="10.07cm">
          <text:p text:style-name="P1"><text:span text:style-name="T4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3.002cm" svg:y="10.07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4.702cm" svg:y="10.07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6.402cm" svg:y="10.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8.102cm" svg:y="10.07cm">
          <text:p text:style-name="P1"><text:span text:style-name="T4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9.802cm" svg:y="10.07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11.502cm" svg:y="10.07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13.202cm" svg:y="10.07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4.572cm" svg:height="0.962cm" svg:x="15.64cm" svg:y="5.702cm">
          <draw:text-box>
            <text:p><text:span text:style-name="T4">Stride = 1</text:span></text:p>
          </draw:text-box>
        </draw:frame>
        <draw:custom-shape draw:style-name="gr2" draw:text-style-name="P3" draw:layer="layout" svg:width="0.762cm" svg:height="6.35cm" draw:transform="rotate (-1.5707963267949) translate (14.474cm 2.84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5" draw:text-style-name="P3" draw:layer="layout" svg:x1="1.986cm" svg:y1="8.14cm" svg:x2="1.986cm" svg:y2="10.07cm">
          <text:p/>
        </draw:line>
        <draw:line draw:style-name="gr5" draw:text-style-name="P3" draw:layer="layout" svg:x1="5.412cm" svg:y1="8.14cm" svg:x2="1.986cm" svg:y2="10.07cm">
          <text:p/>
        </draw:line>
        <draw:line draw:style-name="gr5" draw:text-style-name="P3" draw:layer="layout" svg:x1="8.712cm" svg:y1="8.14cm" svg:x2="8.712cm" svg:y2="10.07cm">
          <text:p/>
        </draw:line>
        <draw:line draw:style-name="gr5" draw:text-style-name="P3" draw:layer="layout" svg:x1="12.212cm" svg:y1="8.14cm" svg:x2="8.712cm" svg:y2="10.07cm">
          <text:p/>
        </draw:line>
        <draw:frame draw:style-name="gr6" draw:text-style-name="P11" draw:layer="layout" svg:width="10.668cm" svg:height="1.27cm" svg:x="0.762cm" svg:y="0.254cm">
          <draw:text-box>
            <text:p><text:span text:style-name="T4">N = 8, n_threads = 4: n_bloques = 2</text:span></text:p>
          </draw:text-box>
        </draw:frame>
        <draw:custom-shape draw:style-name="gr1" draw:text-style-name="P14" draw:layer="layout" svg:width="1.27cm" svg:height="1.27cm" svg:x="1.224cm" svg:y="13.27cm">
          <text:p text:style-name="P1"><text:span text:style-name="T4">37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3.002cm" svg:y="13.27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4.702cm" svg:y="13.27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6.402cm" svg:y="13.2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8.102cm" svg:y="13.27cm">
          <text:p text:style-name="P1"><text:span text:style-name="T4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9.802cm" svg:y="13.27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11.502cm" svg:y="13.27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13.202cm" svg:y="13.27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.987cm" svg:y1="11.34cm" svg:x2="1.987cm" svg:y2="13.27cm">
          <text:p/>
        </draw:line>
        <draw:line draw:style-name="gr5" draw:text-style-name="P3" draw:layer="layout" svg:x1="8.713cm" svg:y1="11.34cm" svg:x2="1.987cm" svg:y2="13.27cm">
          <text:p/>
        </draw:line>
        <draw:frame draw:style-name="gr4" draw:text-style-name="P11" draw:layer="layout" svg:width="4.572cm" svg:height="0.962cm" svg:x="15.54cm" svg:y="12.102cm">
          <draw:text-box>
            <text:p><text:span text:style-name="T4">Stride = 4</text:span></text:p>
          </draw:text-box>
        </draw:frame>
        <draw:custom-shape draw:style-name="gr1" draw:text-style-name="P14" draw:layer="layout" svg:width="1.27cm" svg:height="1.27cm" svg:x="1.224cm" svg:y="4.07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3.002cm" svg:y="4.07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4.702cm" svg:y="4.07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6.402cm" svg:y="4.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8.102cm" svg:y="4.07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9.802cm" svg:y="4.07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11.502cm" svg:y="4.07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27cm" svg:height="1.27cm" svg:x="13.202cm" svg:y="4.07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.986cm" svg:y1="5.34cm" svg:x2="1.986cm" svg:y2="6.87cm">
          <text:p/>
        </draw:line>
        <draw:line draw:style-name="gr5" draw:text-style-name="P3" draw:layer="layout" svg:x1="5.386cm" svg:y1="5.34cm" svg:x2="5.386cm" svg:y2="6.87cm">
          <text:p/>
        </draw:line>
        <draw:line draw:style-name="gr5" draw:text-style-name="P3" draw:layer="layout" svg:x1="8.786cm" svg:y1="5.34cm" svg:x2="8.786cm" svg:y2="6.87cm">
          <text:p/>
        </draw:line>
        <draw:line draw:style-name="gr5" draw:text-style-name="P3" draw:layer="layout" svg:x1="12.186cm" svg:y1="5.34cm" svg:x2="12.186cm" svg:y2="6.87cm">
          <text:p/>
        </draw:line>
        <draw:frame draw:style-name="gr4" draw:text-style-name="P11" draw:layer="layout" svg:width="5.08cm" svg:height="0.962cm" svg:x="15.494cm" svg:y="4.064cm">
          <draw:text-box>
            <text:p><text:span text:style-name="T4">Suma = 37</text:span></text:p>
          </draw:text-box>
        </draw:frame>
        <draw:frame draw:style-name="gr7" draw:text-style-name="P12" draw:layer="layout" svg:width="1.778cm" svg:height="1.398cm" svg:x="1.17cm" svg:y="5.472cm">
          <draw:text-box>
            <text:p><text:span text:style-name="T5">0</text:span></text:p>
          </draw:text-box>
        </draw:frame>
        <draw:frame draw:style-name="gr7" draw:text-style-name="P12" draw:layer="layout" svg:width="1.778cm" svg:height="1.398cm" svg:x="4.67cm" svg:y="5.472cm">
          <draw:text-box>
            <text:p><text:span text:style-name="T5">1</text:span></text:p>
          </draw:text-box>
        </draw:frame>
        <draw:frame draw:style-name="gr7" draw:text-style-name="P12" draw:layer="layout" svg:width="1.778cm" svg:height="1.398cm" svg:x="8.07cm" svg:y="5.472cm">
          <draw:text-box>
            <text:p><text:span text:style-name="T5">2</text:span></text:p>
          </draw:text-box>
        </draw:frame>
        <draw:frame draw:style-name="gr7" draw:text-style-name="P12" draw:layer="layout" svg:width="1.778cm" svg:height="1.398cm" svg:x="11.47cm" svg:y="5.472cm">
          <draw:text-box>
            <text:p><text:span text:style-name="T5">3</text:span></text:p>
          </draw:text-box>
        </draw:frame>
        <draw:line draw:style-name="gr5" draw:text-style-name="P3" draw:layer="layout" svg:x1="3.686cm" svg:y1="5.34cm" svg:x2="1.987cm" svg:y2="6.87cm">
          <text:p/>
        </draw:line>
        <draw:line draw:style-name="gr5" draw:text-style-name="P3" draw:layer="layout" svg:x1="7.087cm" svg:y1="5.34cm" svg:x2="5.388cm" svg:y2="6.87cm">
          <text:p/>
        </draw:line>
        <draw:line draw:style-name="gr5" draw:text-style-name="P3" draw:layer="layout" svg:x1="10.489cm" svg:y1="5.34cm" svg:x2="8.79cm" svg:y2="6.87cm">
          <text:p/>
        </draw:line>
        <draw:line draw:style-name="gr5" draw:text-style-name="P3" draw:layer="layout" svg:x1="13.891cm" svg:y1="5.34cm" svg:x2="12.192cm" svg:y2="6.87cm">
          <text:p/>
        </draw:line>
        <draw:frame draw:style-name="gr4" draw:text-style-name="P11" draw:layer="layout" svg:width="4.572cm" svg:height="0.962cm" svg:x="15.64cm" svg:y="8.602cm">
          <draw:text-box>
            <text:p><text:span text:style-name="T4">Stride = 2</text:span></text:p>
          </draw:text-box>
        </draw:frame>
        <draw:frame draw:style-name="gr7" draw:text-style-name="P12" draw:layer="layout" svg:width="1.778cm" svg:height="1.398cm" svg:x="1.17cm" svg:y="8.472cm">
          <draw:text-box>
            <text:p><text:span text:style-name="T5">0</text:span></text:p>
          </draw:text-box>
        </draw:frame>
        <draw:frame draw:style-name="gr7" draw:text-style-name="P12" draw:layer="layout" svg:width="1.778cm" svg:height="1.398cm" svg:x="7.97cm" svg:y="8.472cm">
          <draw:text-box>
            <text:p><text:span text:style-name="T5">1</text:span></text:p>
          </draw:text-box>
        </draw:frame>
        <draw:frame draw:style-name="gr7" draw:text-style-name="P12" draw:layer="layout" svg:width="1.778cm" svg:height="1.398cm" svg:x="1.17cm" svg:y="11.572cm">
          <draw:text-box>
            <text:p><text:span text:style-name="T5">0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2" draw:text-style-name="P17" draw:layer="layout" svg:width="1.086cm" svg:height="1.086cm" svg:x="2.385cm" svg:y="6.066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86cm" svg:height="1.086cm" svg:x="3.906cm" svg:y="6.06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86cm" svg:height="1.086cm" svg:x="5.36cm" svg:y="6.066cm">
          <text:p text:style-name="P1"><text:span text:style-name="T4">17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86cm" svg:height="1.086cm" svg:x="6.814cm" svg:y="6.066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8.268cm" svg:y="6.066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9.722cm" svg:y="6.066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11.176cm" svg:y="6.06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087cm" svg:height="1.086cm" svg:x="12.63cm" svg:y="6.06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652cm" svg:height="5.432cm" draw:transform="rotate (-1.5707963267949) translate (7.902cm 2.28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11" draw:layer="layout" svg:width="2.824cm" svg:height="1.673cm" svg:x="3.564cm" svg:y="1.31cm">
          <draw:text-box>
            <text:p><text:span text:style-name="T4">Bloque 0</text:span></text:p>
          </draw:text-box>
        </draw:frame>
        <draw:custom-shape draw:style-name="gr12" draw:text-style-name="P17" draw:layer="layout" svg:width="1.086cm" svg:height="1.086cm" svg:x="2.385cm" svg:y="8.803cm">
          <text:p text:style-name="P1"><text:span text:style-name="T4">27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86cm" svg:height="1.086cm" svg:x="3.906cm" svg:y="8.80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86cm" svg:height="1.086cm" svg:x="5.36cm" svg:y="8.803cm">
          <text:p text:style-name="P1"><text:span text:style-name="T4">17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86cm" svg:height="1.086cm" svg:x="6.814cm" svg:y="8.80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8.268cm" svg:y="8.80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9.722cm" svg:y="8.80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11.176cm" svg:y="8.80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087cm" svg:height="1.086cm" svg:x="12.63cm" svg:y="8.80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037cm" svg:y1="7.152cm" svg:x2="3.037cm" svg:y2="8.803cm">
          <text:p/>
        </draw:line>
        <draw:line draw:style-name="gr5" draw:text-style-name="P3" draw:layer="layout" svg:x1="5.967cm" svg:y1="7.152cm" svg:x2="3.037cm" svg:y2="8.803cm">
          <text:p/>
        </draw:line>
        <draw:line draw:style-name="gr5" draw:text-style-name="P3" draw:layer="layout" svg:x1="7.336cm" svg:y1="7.152cm" svg:x2="4.342cm" svg:y2="8.803cm">
          <text:p/>
        </draw:line>
        <draw:frame draw:style-name="gr3" draw:text-style-name="P11" draw:layer="layout" svg:width="11.948cm" svg:height="1.673cm" svg:x="4.562cm" svg:y="0.254cm">
          <draw:text-box>
            <text:p><text:span text:style-name="T4">N = 16, n_threads = 4, n_bloques = </text:span><text:span text:style-name="T6">2</text:span></text:p>
          </draw:text-box>
        </draw:frame>
        <draw:custom-shape draw:style-name="gr12" draw:text-style-name="P17" draw:layer="layout" svg:width="1.086cm" svg:height="1.086cm" svg:x="2.385cm" svg:y="11.54cm">
          <text:p text:style-name="P1"><text:span text:style-name="T4">37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86cm" svg:height="1.086cm" svg:x="3.906cm" svg:y="11.54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86cm" svg:height="1.086cm" svg:x="5.36cm" svg:y="11.54cm">
          <text:p text:style-name="P1"><text:span text:style-name="T4">17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86cm" svg:height="1.086cm" svg:x="6.814cm" svg:y="11.54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8.268cm" svg:y="11.54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9.722cm" svg:y="11.54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11.176cm" svg:y="11.54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087cm" svg:height="1.086cm" svg:x="12.63cm" svg:y="11.54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038cm" svg:y1="9.889cm" svg:x2="3.038cm" svg:y2="11.54cm">
          <text:p/>
        </draw:line>
        <draw:line draw:style-name="gr5" draw:text-style-name="P3" draw:layer="layout" svg:x1="4.544cm" svg:y1="9.889cm" svg:x2="3.038cm" svg:y2="11.54cm">
          <text:p/>
        </draw:line>
        <draw:custom-shape draw:style-name="gr13" draw:text-style-name="P14" draw:layer="layout" svg:width="1.086cm" svg:height="1.086cm" svg:x="2.385cm" svg:y="3.671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3.906cm" svg:y="3.671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5.36cm" svg:y="3.671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6.814cm" svg:y="3.671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8.268cm" svg:y="3.67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9.722cm" svg:y="3.671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11.176cm" svg:y="3.671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087cm" svg:height="1.086cm" svg:x="12.63cm" svg:y="3.671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037cm" svg:y1="4.757cm" svg:x2="3.037cm" svg:y2="6.066cm">
          <text:p/>
        </draw:line>
        <draw:line draw:style-name="gr5" draw:text-style-name="P3" draw:layer="layout" svg:x1="4.544cm" svg:y1="4.757cm" svg:x2="4.544cm" svg:y2="6.066cm">
          <text:p/>
        </draw:line>
        <draw:line draw:style-name="gr5" draw:text-style-name="P3" draw:layer="layout" svg:x1="7.399cm" svg:y1="4.757cm" svg:x2="7.399cm" svg:y2="6.066cm">
          <text:p/>
        </draw:line>
        <draw:frame draw:style-name="gr16" draw:text-style-name="P12" draw:layer="layout" svg:width="1.521cm" svg:height="1.196cm" svg:x="2.339cm" svg:y="2.817cm">
          <draw:text-box>
            <text:p><text:span text:style-name="T5">0</text:span></text:p>
          </draw:text-box>
        </draw:frame>
        <draw:line draw:style-name="gr5" draw:text-style-name="P3" draw:layer="layout" svg:x1="8.853cm" svg:y1="4.757cm" svg:x2="3.038cm" svg:y2="6.066cm">
          <text:p/>
        </draw:line>
        <draw:frame draw:style-name="gr16" draw:text-style-name="P18" draw:layer="layout" svg:width="1.521cm" svg:height="1.196cm" svg:x="2.339cm" svg:y="7.436cm">
          <draw:text-box>
            <text:p><text:span text:style-name="T8">0</text:span></text:p>
          </draw:text-box>
        </draw:frame>
        <draw:frame draw:style-name="gr17" draw:text-style-name="P18" draw:layer="layout" svg:width="1.521cm" svg:height="1.195cm" svg:x="2.339cm" svg:y="10.088cm">
          <draw:text-box>
            <text:p><text:span text:style-name="T8">0</text:span></text:p>
          </draw:text-box>
        </draw:frame>
        <draw:frame draw:style-name="gr16" draw:text-style-name="P12" draw:layer="layout" svg:width="1.521cm" svg:height="1.196cm" svg:x="3.878cm" svg:y="2.817cm">
          <draw:text-box>
            <text:p><text:span text:style-name="T5">1</text:span></text:p>
          </draw:text-box>
        </draw:frame>
        <draw:frame draw:style-name="gr16" draw:text-style-name="P12" draw:layer="layout" svg:width="1.521cm" svg:height="1.196cm" svg:x="5.332cm" svg:y="2.817cm">
          <draw:text-box>
            <text:p><text:span text:style-name="T5">2</text:span></text:p>
          </draw:text-box>
        </draw:frame>
        <draw:frame draw:style-name="gr16" draw:text-style-name="P12" draw:layer="layout" svg:width="1.52cm" svg:height="1.196cm" svg:x="6.787cm" svg:y="2.817cm">
          <draw:text-box>
            <text:p><text:span text:style-name="T5">3</text:span></text:p>
          </draw:text-box>
        </draw:frame>
        <draw:custom-shape draw:style-name="gr18" draw:text-style-name="P19" draw:layer="layout" svg:width="1.086cm" svg:height="1.086cm" svg:x="14.19cm" svg:y="6.066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87cm" svg:height="1.086cm" svg:x="15.71cm" svg:y="6.066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87cm" svg:height="1.086cm" svg:x="17.164cm" svg:y="6.066cm">
          <text:p text:style-name="P1"><text:span text:style-name="T4">15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1.086cm" svg:height="1.086cm" svg:x="18.619cm" svg:y="6.066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20.073cm" svg:y="6.066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21.527cm" svg:y="6.066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22.981cm" svg:y="6.06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24.435cm" svg:y="6.066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1.086cm" svg:height="1.086cm" svg:x="14.19cm" svg:y="8.803cm">
          <text:p text:style-name="P1"><text:span text:style-name="T4">25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87cm" svg:height="1.086cm" svg:x="15.71cm" svg:y="8.803cm">
          <text:p text:style-name="P1"><text:span text:style-name="T4">17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87cm" svg:height="1.086cm" svg:x="17.164cm" svg:y="8.803cm">
          <text:p text:style-name="P1"><text:span text:style-name="T4">15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1.086cm" svg:height="1.086cm" svg:x="18.619cm" svg:y="8.803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20.073cm" svg:y="8.80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21.527cm" svg:y="8.80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22.981cm" svg:y="8.80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24.435cm" svg:y="8.80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1.086cm" svg:height="1.086cm" svg:x="14.19cm" svg:y="11.54cm">
          <text:p text:style-name="P1"><text:span text:style-name="T4">42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87cm" svg:height="1.086cm" svg:x="15.71cm" svg:y="11.54cm">
          <text:p text:style-name="P1"><text:span text:style-name="T4">17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.087cm" svg:height="1.086cm" svg:x="17.164cm" svg:y="11.54cm">
          <text:p text:style-name="P1"><text:span text:style-name="T4">15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1.086cm" svg:height="1.086cm" svg:x="18.619cm" svg:y="11.54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20.073cm" svg:y="11.54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21.527cm" svg:y="11.54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22.981cm" svg:y="11.54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24.435cm" svg:y="11.54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4.842cm" svg:y1="9.889cm" svg:x2="14.842cm" svg:y2="11.54cm">
          <text:p/>
        </draw:line>
        <draw:line draw:style-name="gr5" draw:text-style-name="P3" draw:layer="layout" svg:x1="16.276cm" svg:y1="9.889cm" svg:x2="14.842cm" svg:y2="11.54cm">
          <text:p/>
        </draw:line>
        <draw:custom-shape draw:style-name="gr13" draw:text-style-name="P14" draw:layer="layout" svg:width="1.086cm" svg:height="1.086cm" svg:x="14.19cm" svg:y="3.671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087cm" svg:height="1.086cm" svg:x="15.71cm" svg:y="3.671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087cm" svg:height="1.086cm" svg:x="17.164cm" svg:y="3.671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18.619cm" svg:y="3.671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20.073cm" svg:y="3.671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21.527cm" svg:y="3.67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22.981cm" svg:y="3.671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086cm" svg:height="1.086cm" svg:x="24.435cm" svg:y="3.67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1.521cm" svg:height="1.195cm" svg:x="14.143cm" svg:y="10.088cm">
          <draw:text-box>
            <text:p><text:span text:style-name="T8">0</text:span></text:p>
          </draw:text-box>
        </draw:frame>
        <draw:frame draw:style-name="gr3" draw:text-style-name="P11" draw:layer="layout" svg:width="2.824cm" svg:height="1.673cm" svg:x="15.881cm" svg:y="1.311cm">
          <draw:text-box>
            <text:p><text:span text:style-name="T4">Bloque 1</text:span></text:p>
          </draw:text-box>
        </draw:frame>
        <draw:custom-shape draw:style-name="gr20" draw:text-style-name="P3" draw:layer="layout" svg:width="0.652cm" svg:height="5.431cm" draw:transform="rotate (-1.5707963267949) translate (19.791cm 2.28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2" draw:layer="layout" svg:width="1.521cm" svg:height="1.196cm" svg:x="14.228cm" svg:y="2.817cm">
          <draw:text-box>
            <text:p><text:span text:style-name="T5">8</text:span></text:p>
          </draw:text-box>
        </draw:frame>
        <draw:frame draw:style-name="gr16" draw:text-style-name="P12" draw:layer="layout" svg:width="1.52cm" svg:height="1.196cm" svg:x="15.768cm" svg:y="2.817cm">
          <draw:text-box>
            <text:p><text:span text:style-name="T5">9</text:span></text:p>
          </draw:text-box>
        </draw:frame>
        <draw:frame draw:style-name="gr16" draw:text-style-name="P12" draw:layer="layout" svg:width="1.521cm" svg:height="1.196cm" svg:x="17.222cm" svg:y="2.817cm">
          <draw:text-box>
            <text:p><text:span text:style-name="T5">10</text:span></text:p>
          </draw:text-box>
        </draw:frame>
        <draw:frame draw:style-name="gr16" draw:text-style-name="P12" draw:layer="layout" svg:width="1.521cm" svg:height="1.196cm" svg:x="18.676cm" svg:y="2.817cm">
          <draw:text-box>
            <text:p><text:span text:style-name="T5">11</text:span></text:p>
          </draw:text-box>
        </draw:frame>
        <draw:frame draw:style-name="gr21" draw:text-style-name="P13" draw:layer="layout" svg:width="2.824cm" svg:height="1.431cm" svg:x="22.039cm" svg:y="2.595cm">
          <draw:text-box>
            <text:p><text:span text:style-name="T6">idx</text:span></text:p>
          </draw:text-box>
        </draw:frame>
        <draw:frame draw:style-name="gr21" draw:text-style-name="P18" draw:layer="layout" svg:width="2.824cm" svg:height="1.431cm" svg:x="9.551cm" svg:y="1.654cm">
          <draw:text-box>
            <text:p><text:span text:style-name="T8">*idata</text:span></text:p>
          </draw:text-box>
        </draw:frame>
        <draw:line draw:style-name="gr22" draw:text-style-name="P3" draw:layer="layout" svg:x1="10.41cm" svg:y1="2.579cm" svg:x2="2.154cm" svg:y2="4.1cm">
          <text:p/>
        </draw:line>
        <draw:line draw:style-name="gr22" draw:text-style-name="P3" draw:layer="layout" svg:x1="10.411cm" svg:y1="2.608cm" svg:x2="13.886cm" svg:y2="3.666cm">
          <text:p/>
        </draw:line>
        <draw:line draw:style-name="gr5" draw:text-style-name="P3" draw:layer="layout" svg:x1="10.308cm" svg:y1="4.778cm" svg:x2="4.493cm" svg:y2="6.087cm">
          <text:p/>
        </draw:line>
        <draw:line draw:style-name="gr5" draw:text-style-name="P3" draw:layer="layout" svg:x1="5.912cm" svg:y1="4.757cm" svg:x2="5.912cm" svg:y2="6.066cm">
          <text:p/>
        </draw:line>
        <draw:line draw:style-name="gr5" draw:text-style-name="P3" draw:layer="layout" svg:x1="11.677cm" svg:y1="4.798cm" svg:x2="5.862cm" svg:y2="6.107cm">
          <text:p/>
        </draw:line>
        <draw:line draw:style-name="gr5" draw:text-style-name="P3" draw:layer="layout" svg:x1="13.132cm" svg:y1="4.733cm" svg:x2="7.317cm" svg:y2="6.042cm">
          <text:p/>
        </draw:line>
        <draw:line draw:style-name="gr5" draw:text-style-name="P3" draw:layer="layout" svg:x1="14.863cm" svg:y1="4.778cm" svg:x2="14.863cm" svg:y2="6.087cm">
          <text:p/>
        </draw:line>
        <draw:line draw:style-name="gr5" draw:text-style-name="P3" draw:layer="layout" svg:x1="16.37cm" svg:y1="4.778cm" svg:x2="16.37cm" svg:y2="6.087cm">
          <text:p/>
        </draw:line>
        <draw:line draw:style-name="gr5" draw:text-style-name="P3" draw:layer="layout" svg:x1="19.225cm" svg:y1="4.778cm" svg:x2="19.225cm" svg:y2="6.087cm">
          <text:p/>
        </draw:line>
        <draw:line draw:style-name="gr5" draw:text-style-name="P3" draw:layer="layout" svg:x1="20.679cm" svg:y1="4.778cm" svg:x2="14.864cm" svg:y2="6.087cm">
          <text:p/>
        </draw:line>
        <draw:line draw:style-name="gr5" draw:text-style-name="P3" draw:layer="layout" svg:x1="22.133cm" svg:y1="4.798cm" svg:x2="16.318cm" svg:y2="6.107cm">
          <text:p/>
        </draw:line>
        <draw:line draw:style-name="gr5" draw:text-style-name="P3" draw:layer="layout" svg:x1="17.738cm" svg:y1="4.778cm" svg:x2="17.738cm" svg:y2="6.087cm">
          <text:p/>
        </draw:line>
        <draw:line draw:style-name="gr5" draw:text-style-name="P3" draw:layer="layout" svg:x1="23.503cm" svg:y1="4.819cm" svg:x2="17.688cm" svg:y2="6.128cm">
          <text:p/>
        </draw:line>
        <draw:line draw:style-name="gr5" draw:text-style-name="P3" draw:layer="layout" svg:x1="24.958cm" svg:y1="4.754cm" svg:x2="19.143cm" svg:y2="6.063cm">
          <text:p/>
        </draw:line>
        <draw:line draw:style-name="gr5" draw:text-style-name="P3" draw:layer="layout" svg:x1="4.428cm" svg:y1="7.152cm" svg:x2="4.428cm" svg:y2="8.803cm">
          <text:p/>
        </draw:line>
        <draw:frame draw:style-name="gr16" draw:text-style-name="P18" draw:layer="layout" svg:width="1.521cm" svg:height="1.196cm" svg:x="3.707cm" svg:y="7.436cm">
          <draw:text-box>
            <text:p><text:span text:style-name="T8">1</text:span></text:p>
          </draw:text-box>
        </draw:frame>
        <draw:frame draw:style-name="gr3" draw:text-style-name="P20" draw:layer="layout" svg:width="4.021cm" svg:height="1.673cm" svg:x="6.901cm" svg:y="7.622cm">
          <draw:text-box>
            <text:p><text:span text:style-name="T9">threadIdx.x</text:span></text:p>
          </draw:text-box>
        </draw:frame>
        <draw:line draw:style-name="gr5" draw:text-style-name="P3" draw:layer="layout" svg:x1="14.841cm" svg:y1="7.152cm" svg:x2="14.841cm" svg:y2="8.803cm">
          <text:p/>
        </draw:line>
        <draw:line draw:style-name="gr5" draw:text-style-name="P3" draw:layer="layout" svg:x1="17.771cm" svg:y1="7.152cm" svg:x2="14.841cm" svg:y2="8.803cm">
          <text:p/>
        </draw:line>
        <draw:line draw:style-name="gr5" draw:text-style-name="P3" draw:layer="layout" svg:x1="19.141cm" svg:y1="7.152cm" svg:x2="16.147cm" svg:y2="8.803cm">
          <text:p/>
        </draw:line>
        <draw:frame draw:style-name="gr16" draw:text-style-name="P18" draw:layer="layout" svg:width="1.521cm" svg:height="1.196cm" svg:x="14.143cm" svg:y="7.436cm">
          <draw:text-box>
            <text:p><text:span text:style-name="T8">0</text:span></text:p>
          </draw:text-box>
        </draw:frame>
        <draw:line draw:style-name="gr5" draw:text-style-name="P3" draw:layer="layout" svg:x1="16.232cm" svg:y1="7.152cm" svg:x2="16.232cm" svg:y2="8.803cm">
          <text:p/>
        </draw:line>
        <draw:frame draw:style-name="gr16" draw:text-style-name="P18" draw:layer="layout" svg:width="1.521cm" svg:height="1.196cm" svg:x="15.512cm" svg:y="7.436cm">
          <draw:text-box>
            <text:p><text:span text:style-name="T8">1</text:span></text:p>
          </draw:text-box>
        </draw:frame>
        <draw:custom-shape draw:style-name="gr23" draw:text-style-name="P14" draw:layer="layout" svg:width="1.086cm" svg:height="1.087cm" svg:x="2.386cm" svg:y="14.191cm">
          <text:p text:style-name="P1"><text:span text:style-name="T4">37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086cm" svg:height="1.087cm" svg:x="3.907cm" svg:y="14.191cm">
          <text:p text:style-name="P1"><text:span text:style-name="T4">42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086cm" svg:height="1.087cm" svg:x="5.361cm" svg:y="14.191cm">
          <text:p text:style-name="P1"><text:span text:style-name="T4">17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086cm" svg:height="1.087cm" svg:x="6.815cm" svg:y="14.19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086cm" svg:height="1.087cm" svg:x="8.269cm" svg:y="14.19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086cm" svg:height="1.087cm" svg:x="9.723cm" svg:y="14.191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086cm" svg:height="1.087cm" svg:x="11.177cm" svg:y="14.191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086cm" svg:height="1.087cm" svg:x="12.631cm" svg:y="14.191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1.087cm" svg:height="1.087cm" svg:x="14.19cm" svg:y="14.191cm">
          <text:p text:style-name="P1"><text:span text:style-name="T4">42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086cm" svg:height="1.087cm" svg:x="15.711cm" svg:y="14.191cm">
          <text:p text:style-name="P1"><text:span text:style-name="T4">17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1.087cm" svg:height="1.087cm" svg:x="17.165cm" svg:y="14.191cm">
          <text:p text:style-name="P1"><text:span text:style-name="T4">15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1.087cm" svg:height="1.087cm" svg:x="18.619cm" svg:y="14.191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1.087cm" svg:height="1.087cm" svg:x="20.073cm" svg:y="14.191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086cm" svg:height="1.087cm" svg:x="21.528cm" svg:y="14.19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086cm" svg:height="1.087cm" svg:x="22.982cm" svg:y="14.191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086cm" svg:height="1.087cm" svg:x="24.436cm" svg:y="14.19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038cm" svg:y1="12.626cm" svg:x2="3.038cm" svg:y2="14.277cm">
          <text:p/>
        </draw:line>
        <draw:line draw:style-name="gr5" draw:text-style-name="P3" draw:layer="layout" svg:x1="14.737cm" svg:y1="12.626cm" svg:x2="4.544cm" svg:y2="14.191cm">
          <text:p/>
        </draw:lin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4T11:04:36.802300772</meta:creation-date>
    <dc:date>2021-11-05T11:40:57.562214689</dc:date>
    <meta:editing-duration>PT20M19S</meta:editing-duration>
    <meta:editing-cycles>5</meta:editing-cycles>
    <meta:generator>LibreOffice/6.0.7.3$Linux_X86_64 LibreOffice_project/00m0$Build-3</meta:generator>
    <meta:document-statistic meta:object-count="450"/>
  </office:meta>
</office:document-meta>
</file>